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1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117cm" svg:height="15.203cm" svg:x="2.383cm" svg:y="3cm">
          <draw:text-box>
            <text:p>8上-英语-人教版 unit 6</text:p>
            <text:p/>
            <text:p/>
            <text:p>engineer / teacher / doctor / soldier / professor / farmer / programmer / pilot</text:p>
            <text:p>musician / actor|actress</text:p>
            <text:p/>
            <text:p>essay / fiction</text:p>
            <text:p/>
            <text:p>try my best | do my best</text:p>
            <text:p/>
            <text:p>be able to</text:p>
            <text:p/>
            <text:p>stick to sth. | stick to doing</text:p>
            <text:p/>
            <text:p>phisical / mental</text:p>
            <text:p/>
            <text:p>letter → word → sentence → paragraph → essay</text:p>
            <text:p/>
            <text:p>go ahead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9M38S</meta:editing-duration>
    <meta:editing-cycles>11</meta:editing-cycles>
    <meta:generator>OpenOffice/4.1.15$Win32 OpenOffice.org_project/4115m2$Build-9813</meta:generator>
    <dc:date>2025-11-23T12:00:08.78</dc:date>
    <meta:document-statistic meta:object-count="24"/>
  </office:meta>
</office:document-meta>
</file>